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1008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1009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1009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1009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1009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1009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1009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1009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1009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1009"/>
        </table:table-row>
        <table:table-row table:style-name="ro4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1007"/>
        </table:table-row>
        <table:table-row table:style-name="ro4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1007"/>
        </table:table-row>
        <table:table-row table:style-name="ro4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1006"/>
        </table:table-row>
        <table:table-row table:style-name="ro4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1006"/>
        </table:table-row>
        <table:table-row table:style-name="ro4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1005"/>
        </table:table-row>
        <table:table-row table:style-name="ro4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1005"/>
        </table:table-row>
        <table:table-row table:style-name="ro4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1004"/>
        </table:table-row>
        <table:table-row table:style-name="ro4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1004"/>
        </table:table-row>
        <table:table-row table:style-name="ro4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4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4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4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4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4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4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4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4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4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2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4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4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4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2" table:number-rows-repeated="24">
          <table:table-cell table:number-columns-repeated="1024"/>
        </table:table-row>
        <table:table-row table:style-name="ro4">
          <table:table-cell office:value-type="string">
            <text:p>DummyScrollToCour</text:p>
          </table:table-cell>
          <table:table-cell table:number-columns-repeated="1023"/>
        </table:table-row>
        <table:table-row table:style-name="ro4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21:5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23:19:27</dc:date>
    <meta:editing-duration>PT11H22M35S</meta:editing-duration>
    <meta:editing-cycles>87</meta:editing-cycles>
    <meta:generator>LibreOffice/4.0.4.2$Linux_x86 LibreOffice_project/400m0$Build-2</meta:generator>
    <meta:document-statistic meta:table-count="1" meta:cell-count="140" meta:object-count="0"/>
  </office:meta>
</office:document-meta>
</file>